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ffffff" style:font-name="Segoe UI" fo:font-size="26pt" fo:text-shadow="1pt 1pt" style:font-name-asian="Segoe UI1" style:font-size-asian="26pt" style:font-name-complex="Segoe UI1" style:font-size-complex="26pt"/>
    </style:style>
    <style:style style:name="T6" style:family="text">
      <style:text-properties fo:color="#000000" style:font-name="Segoe UI Semibold" fo:font-size="20pt" fo:text-shadow="none" style:font-name-asian="Segoe UI1" style:font-size-asian="20pt" style:font-name-complex="Segoe UI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42</text:span></text:p>
            <text:p text:style-name="P1"><text:span text:style-name="T2">“</text:span><text:span text:style-name="T2">O Living Bread from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4cm" svg:height="7.011cm" svg:x="1.292cm" svg:y="0.806cm">
          <draw:text-box>
            <text:p text:style-name="P1"><text:span text:style-name="T3">1. </text:span><text:span text:style-name="T4">O living Bread from heaven,</text:span><text:span text:style-name="T4"><text:line-break/></text:span><text:span text:style-name="T4">How well You feed your guest!</text:span><text:span text:style-name="T4"><text:line-break/></text:span><text:span text:style-name="T4">The gifts that You have given</text:span><text:span text:style-name="T4"><text:line-break/></text:span><text:span text:style-name="T4">Have filled my heart with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4" draw:layer="layout" svg:width="24.384cm" svg:height="7.011cm" svg:x="1.729cm" svg:y="0.959cm">
          <draw:text-box>
            <text:p text:style-name="P1"><text:span text:style-name="T4">Oh, wondrous food of blessing,</text:span><text:span text:style-name="T4"><text:line-break/></text:span><text:span text:style-name="T4">Oh, cup that heals our woes!</text:span><text:span text:style-name="T4"><text:line-break/></text:span><text:span text:style-name="T4">My heart, this gift possessing,</text:span><text:span text:style-name="T4"><text:line-break/></text:span><text:span text:style-name="T4">With praises overflow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4" draw:layer="layout" svg:width="24.384cm" svg:height="7.011cm" svg:x="1.778cm" svg:y="0.849cm">
          <draw:text-box>
            <text:p text:style-name="P1"><text:span text:style-name="T3">2. </text:span><text:span text:style-name="T4">My Lord, You here have led me</text:span><text:span text:style-name="T4"><text:line-break/></text:span><text:span text:style-name="T4">To this most holy place</text:span><text:span text:style-name="T4"><text:line-break/></text:span><text:span text:style-name="T4">And with Yourself have fed me</text:span><text:span text:style-name="T4"><text:line-break/></text:span><text:span text:style-name="T4">The treasures of Your grac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3" draw:text-style-name="P4" draw:layer="layout" svg:width="24.13cm" svg:height="7.011cm" svg:x="2.032cm" svg:y="0.849cm">
          <draw:text-box>
            <text:p text:style-name="P1"><text:span text:style-name="T4">For You have freely given</text:span><text:span text:style-name="T4"><text:line-break/></text:span><text:span text:style-name="T4">What earth could never buy,</text:span><text:span text:style-name="T4"><text:line-break/></text:span><text:span text:style-name="T4">The bread of life from heaven,</text:span><text:span text:style-name="T4"><text:line-break/></text:span><text:span text:style-name="T4">That now I shall not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3" draw:text-style-name="P4" draw:layer="layout" svg:width="24.638cm" svg:height="7.011cm" svg:x="1.778cm" svg:y="1.016cm">
          <draw:text-box>
            <text:p text:style-name="P1"><text:span text:style-name="T3">3. </text:span><text:span text:style-name="T4">You gave me all I wanted;</text:span><text:span text:style-name="T4"><text:line-break/></text:span><text:span text:style-name="T4">This food can death destroy.</text:span><text:span text:style-name="T4"><text:line-break/></text:span><text:span text:style-name="T4">And You have freely granted</text:span><text:span text:style-name="T4"><text:line-break/></text:span><text:span text:style-name="T4">The cup of endless jo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3" draw:text-style-name="P4" draw:layer="layout" svg:width="24.638cm" svg:height="7.011cm" svg:x="1.778cm" svg:y="0.849cm">
          <draw:text-box>
            <text:p text:style-name="P1"><text:span text:style-name="T4">My Lord, I do not merit</text:span><text:span text:style-name="T4"><text:line-break/></text:span><text:span text:style-name="T4">The favor You have shown,</text:span><text:span text:style-name="T4"><text:line-break/></text:span><text:span text:style-name="T4">And all my soul and spirit</text:span><text:span text:style-name="T4"><text:line-break/></text:span><text:span text:style-name="T4">Bow down before Your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4" draw:text-style-name="P4" draw:layer="layout" svg:width="25.146cm" svg:height="7.366cm" svg:x="1.503cm" svg:y="0.907cm">
          <draw:text-box>
            <text:p text:style-name="P1"><text:span text:style-name="T3">4. </text:span><text:span text:style-name="T4">Lord, grant me then, thus strengthened</text:span><text:span text:style-name="T4"><text:line-break/></text:span><text:span text:style-name="T4">With heav’nly food, while here</text:span><text:span text:style-name="T4"><text:line-break/></text:span><text:span text:style-name="T4">My course on earth is lengthened,</text:span><text:span text:style-name="T4"><text:line-break/></text:span><text:span text:style-name="T4">To serve with holy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5" draw:text-style-name="P6" draw:layer="layout" svg:width="24.384cm" svg:height="11.61cm" svg:x="1.778cm" svg:y="1.016cm">
          <draw:text-box>
            <text:p text:style-name="P1"><text:span text:style-name="T4">And when You call my spirit</text:span><text:span text:style-name="T4"><text:line-break/></text:span><text:span text:style-name="T4">To leave this world below,</text:span><text:span text:style-name="T4"><text:line-break/></text:span><text:span text:style-name="T4">I enter, through Your merit,</text:span><text:span text:style-name="T4"><text:line-break/></text:span><text:span text:style-name="T4">Where joys unmingled flow.</text:span></text:p>
            <text:p text:style-name="P5"><text:span text:style-name="T5"><text:line-break/></text:span><text:span text:style-name="T5"/></text:p>
            <text:p text:style-name="P5"><text:span text:style-name="T5"/></text:p>
            <text:p text:style-name="P5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21:02:28.721000000</meta:creation-date>
    <dc:title>Hymn template</dc:title>
    <meta:editing-duration>PT23M</meta:editing-duration>
    <meta:editing-cycles>15</meta:editing-cycles>
    <meta:generator>LibreOffice/6.0.5.2$Windows_X86_64 LibreOffice_project/54c8cbb85f300ac59db32fe8a675ff7683cd5a16</meta:generator>
    <meta:initial-creator>Arthur Hoch</meta:initial-creator>
    <dc:date>2018-08-08T17:05:56.64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28T21:02:28.363000000"/>
  </office:meta>
</office:document-meta>
</file>